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8-02-05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8-02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8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8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8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8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8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8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8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8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8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8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8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8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8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8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8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8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8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8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8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8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8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8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8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8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8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8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8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8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8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8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8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8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8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8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8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8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8-04 21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5-25 2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2-03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1-31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1-3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7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3-15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3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3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3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3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3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3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3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3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3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3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3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3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3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3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3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6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1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30 19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24 21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2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14 20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2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2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2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2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2-25 2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2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2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2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2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2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2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2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2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2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2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2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2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2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2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2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2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2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2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2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2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2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2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2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2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1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1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1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1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1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1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1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1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1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1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1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1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1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1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1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1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1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1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1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1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1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1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1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1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1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1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1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1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1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1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5-01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2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2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2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2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2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2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2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2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2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2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2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2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2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2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2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2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2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2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2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2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2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2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2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2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2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2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2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2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2-03 22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2-0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2-0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2-0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1-3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1-2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1-2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1-2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1-2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1-2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1-2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1-2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1-2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1-2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1-2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1-1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1-1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1-1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1-1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1-1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1-1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1-1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1-1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1-1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1-1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1-0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1-0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1-0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1-0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1-0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1-0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1-0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1-0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1-0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0-3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0-3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0-2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0-2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0-2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0-2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0-2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0-2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0-2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0-2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0-2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0-2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0-1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0-1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0-1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0-1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0-1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0-1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0-1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0-1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0-1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0-1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0-0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0-0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0-0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0-0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0-0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0-0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0-0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0-0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10-0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9-3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9-2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9-2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9-2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9-2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9-2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9-2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9-2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9-2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9-2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9-2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9-1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9-1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9-1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9-1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9-1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9-1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9-1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9-1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9-1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9-1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9-09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9-0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9-0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9-0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9-0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9-0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9-0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9-0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9-0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9-0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8-3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8-3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8-2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8-2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8-2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8-2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8-2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8-2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8-2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8-2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8-2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8-2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8-1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8-1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8-1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8-1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8-1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8-1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8-1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8-1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8-1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8-1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8-0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8-0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8-0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8-0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8-0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8-0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8-0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8-0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8-0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7-3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7-3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7-2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7-2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7-2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7-2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7-2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7-2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7-2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7-2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7-2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7-2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7-1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7-1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7-1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7-1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7-1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7-1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7-1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7-1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7-1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7-1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7-0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7-0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7-0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7-0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7-0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7-0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7-0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7-0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7-0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6-3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6-2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6-2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6-2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6-2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6-2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6-2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6-2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6-2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6-2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6-2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6-1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6-1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6-1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6-1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6-1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6-1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6-1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6-1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6-1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6-1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6-0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6-0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6-0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6-0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6-0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6-0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6-0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6-0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6-0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5-3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5-3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5-2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5-2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5-2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5-2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5-2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5-2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5-2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5-2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5-2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5-2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5-1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5-1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5-1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5-1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5-1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5-1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5-1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5-1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5-1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5-1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5-0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5-0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5-0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5-0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5-0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5-0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5-0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5-0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5-0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4-3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4-2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4-2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4-2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4-2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4-2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4-2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4-2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4-23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4-2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4-2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4-2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4-1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4-1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4-1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4-1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4-1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4-1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4-1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4-1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4-1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4-1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4-0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4-0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4-0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4-0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4-0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4-0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4-0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4-0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4-0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3-3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3-3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3-2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3-2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3-2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3-2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3-2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3-2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3-2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3-2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3-2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3-2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3-1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3-1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3-1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3-1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3-1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3-1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3-1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3-1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3-1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3-1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3-0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3-0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3-0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3-0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3-0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3-0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3-0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3-0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3-0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2-2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2-2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2-26 22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2-2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2-2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2-2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2-2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2-2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2-2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2-2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2-1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2-1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2-1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2-1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2-1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2-1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2-1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2-1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2-1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2-1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2-0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2-0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2-0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2-0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2-0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2-0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2-0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2-0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2-0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1-3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1-3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1-2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1-2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1-2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1-2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1-2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1-2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1-2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1-2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1-2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1-2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1-1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1-1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1-1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1-1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1-1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1-1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1-1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1-1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1-1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1-1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1-0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1-0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1-0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1-0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1-0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1-0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1-0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1-0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4-01-0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2-3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2-3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2-2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2-2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2-2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2-2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2-2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2-2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2-2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2-2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2-2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2-2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2-1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2-1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2-1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2-1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2-1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2-1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2-1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2-1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2-1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2-1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2-0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2-0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2-0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2-0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2-0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2-0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2-0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2-0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2-0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1-3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1-2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1-2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1-2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1-2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1-2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1-2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1-2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1-2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1-2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1-2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1-1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1-1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1-1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1-1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1-1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1-1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1-1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1-1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1-1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1-1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1-0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1-0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1-0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1-0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1-0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1-0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1-0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1-0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1-0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0-3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0-3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0-2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0-2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0-2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0-2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0-2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0-2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0-2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0-2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0-2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0-2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0-1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0-1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0-1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0-1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0-1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0-1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0-1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0-1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0-1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0-1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0-0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0-0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0-0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0-0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0-0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0-0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0-0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0-0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10-0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9-3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9-2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9-2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9-2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9-2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9-2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9-2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9-2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9-2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9-2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9-2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9-1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9-1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9-1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9-1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9-1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9-1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9-1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9-13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9-13 19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4-17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3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3-23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2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5-14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1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3-18 20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10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7-14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9-02-05 22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9-18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9-18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9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9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9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9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9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9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9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9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9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9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9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9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9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9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9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9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9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9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8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8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8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8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8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8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8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8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8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8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8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8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8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8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8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8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8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8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8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8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8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8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8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8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8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8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8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8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8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8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8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7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7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7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7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7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7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7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7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7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7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7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7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7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7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7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7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7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7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7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7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7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7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7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7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7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7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7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7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7-03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7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7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7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6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6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6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6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6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6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6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6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6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6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6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6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6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6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6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6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6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6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6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6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6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6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6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6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6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6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6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6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6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6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5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5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5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5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5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5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5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5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5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5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5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5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5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5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5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5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5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5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5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5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5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5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5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5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5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5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5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5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5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5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5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4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4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4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4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4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4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4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4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4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4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4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4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4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4-09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4-09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4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4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4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4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4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4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4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4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4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3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3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3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3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3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3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3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3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3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3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3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3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3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3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3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3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3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3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3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3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3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3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3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3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3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3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3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3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3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3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3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2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2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2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2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2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2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2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2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2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2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2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2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2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2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2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2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2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2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2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2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2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2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2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2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2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2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2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2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2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1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1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1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1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1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1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1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1-16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1-16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1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1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1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1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1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1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1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1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1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1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8-0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2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2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2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2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2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2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2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2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2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2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2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2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2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2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2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2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2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2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2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2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2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2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2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2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2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2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2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2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2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2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2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1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1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1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1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1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1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1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1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1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1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1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1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1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1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1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1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1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1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1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1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1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1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1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1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0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0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0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0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0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0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0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0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0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0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0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0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0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0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0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0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0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0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0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0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0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0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0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0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0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0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0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0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0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0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10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9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9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9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9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9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9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9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9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9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9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9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9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9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9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9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9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9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9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9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9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9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9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9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9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9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9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9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9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9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9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8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8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8-29 21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8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8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8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8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8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8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8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8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8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8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8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8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8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8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8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8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8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8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8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8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8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8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8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8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8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8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8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8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8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7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7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7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7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7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7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068</text:p>
          </table:table-cell>
          <table:table-cell office:value-type="string" calcext:value-type="string">
            <text:p>2007-07-25 2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46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861" meta:object-count="0"/>
    <meta:user-defined meta:name="AppVersion">3.0</meta:user-defined>
  </office:meta>
</office:document-meta>
</file>